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goda Village&quot;, &quot;code&quot;: &quot;Agoda&quot;, }," calcext:value-type="string">
            <text:p>0x2f: { "id": 0x2f, "name": "In 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Hyrule Field (Forest Realm)&quot;, &quot;code&quot;: &quot;ForestRealm&quot;, }," calcext:value-type="string">
            <text:p>0x8: { "id": 0x8, "name": "In 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Hyrule Field (Forest Realm)&quot;, &quot;code&quot;: &quot;ForestField2&quot;, }," calcext:value-type="string">
            <text:p>0x4: { "id": 0x4, "name": "In 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Hyrule Field (Snow Realm)&quot;, &quot;code&quot;: &quot;SnowRealm&quot;, }," calcext:value-type="string">
            <text:p>0x5: { "id": 0x5, "name": "In 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Hyrule Field (Snow Realm – Tunnel)&quot;, &quot;code&quot;: &quot;SnowTunnel&quot;, }," calcext:value-type="string">
            <text:p>0xb: { "id": 0xb, "name": "In 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Hyrule Field (Ocean Realm)&quot;, &quot;code&quot;: &quot;Ocean&quot;, }," calcext:value-type="string">
            <text:p>0x6: { "id": 0x6, "name": "In Hyrule Field (Ocean Realm)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Hyrule Field (Fire Realm)&quot;, &quot;code&quot;: &quot;FireRealm&quot;, }," calcext:value-type="string">
            <text:p>0x7: { "id": 0x7, "name": "In Hyrule Field (Fire Realm)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Hyrule Field (Ocean Realm – Tunnel)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Hyrule Field (Ocean Realm – Tunnel)&quot;, &quot;code&quot;: &quot;OceanTunnel&quot;, }," calcext:value-type="string">
            <text:p>0xc: { "id": 0xc, "name": "In Hyrule Field (Ocean Realm – Tunnel)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Hyrule Field (Fire Realm – Tunnel)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Hyrule Field (Fire Realm – Tunnel)&quot;, &quot;code&quot;: &quot;FireTunnel&quot;, }," calcext:value-type="string">
            <text:p>0xd: { "id": 0xd, "name": "In Hyrule Field (Fire Realm – Tunnel)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&quot;, &quot;code&quot;: &quot;LostAtSea&quot;, }," calcext:value-type="string">
            <text:p>0x39: { "id": 0x39, "name": "At Lost at Sea Station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0:10:51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6T01:15:29.180000000</dc:date>
    <meta:editing-duration>P2DT13H39M</meta:editing-duration>
    <meta:editing-cycles>104</meta:editing-cycles>
    <meta:generator>LibreOffice/6.3.4.2$Windows_X86_64 LibreOffice_project/60da17e045e08f1793c57c00ba83cdfce946d0aa</meta:generator>
    <meta:document-statistic meta:table-count="1" meta:cell-count="281" meta:object-count="0"/>
  </office:meta>
</office:document-meta>
</file>